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2074ef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2074ef" officeooo:paragraph-rsid="002074ef"/>
    </style:style>
    <style:style style:name="P4" style:family="paragraph" style:parent-style-name="Standard">
      <style:paragraph-properties fo:text-align="start" style:justify-single-word="false" fo:break-before="page" style:writing-mode="lr-tb"/>
      <style:text-properties officeooo:rsid="002074ef" officeooo:paragraph-rsid="002074ef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2074ef" officeooo:paragraph-rsid="00261af1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261af1" officeooo:paragraph-rsid="00261af1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261af1" officeooo:paragraph-rsid="00261af1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2074ef"/>
    </style:style>
    <style:style style:name="P9" style:family="paragraph" style:parent-style-name="Text_20_body">
      <style:paragraph-properties fo:margin-left="0cm" fo:margin-right="0cm" fo:line-height="100%" fo:orphans="2" fo:widows="2" fo:text-indent="0cm" style:auto-text-indent="false"/>
    </style:style>
    <style:style style:name="P10" style:family="paragraph" style:parent-style-name="Text_20_body">
      <style:paragraph-properties fo:text-align="start" style:justify-single-word="false" style:writing-mode="lr-tb"/>
      <style:text-properties officeooo:rsid="002074ef"/>
    </style:style>
    <style:style style:name="T1" style:family="text">
      <style:text-properties officeooo:rsid="002074ef"/>
    </style:style>
    <style:style style:name="T2" style:family="text">
      <style:text-properties officeooo:rsid="00261af1"/>
    </style:style>
    <style:style style:name="T3" style:family="text">
      <style:text-properties style:text-position="super 58%" officeooo:rsid="00261af1"/>
    </style:style>
    <style:style style:name="T4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5" style:family="text">
      <style:text-properties fo:font-variant="normal" fo:text-transform="none" fo:color="#202122" loext:opacity="100%" style:font-name="sans-serif" fo:font-size="10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202122" loext:opacity="100%" style:font-name="sans-serif" fo:font-size="10.5pt" fo:letter-spacing="normal" fo:font-style="normal" fo:font-weight="bold"/>
    </style:style>
    <style:style style:name="T7" style:family="text">
      <style:text-properties fo:font-variant="normal" fo:text-transform="none" fo:color="#3366cc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3366cc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4">'</text:span><text:span text:style-name="T6">Airbus A380</text:span><text:span text:style-name="T4"> est un </text:span><text:a xlink:type="simple" xlink:href="https://fr.wikipedia.org/wiki/Avion_de_ligne" text:style-name="Internet_20_link" text:visited-style-name="Visited_20_Internet_20_Link"><text:span text:style-name="T7">avion de ligne</text:span></text:a><text:span text:style-name="T4"> civil très gros-porteur </text:span><text:a xlink:type="simple" xlink:href="https://fr.wikipedia.org/wiki/Distance_franchissable" text:style-name="Internet_20_link" text:visited-style-name="Visited_20_Internet_20_Link"><text:span text:style-name="T7">long-courrier</text:span></text:a><text:span text:style-name="T4"> quadriréacteur à </text:span><text:a xlink:type="simple" xlink:href="https://fr.wikipedia.org/wiki/Avion_à_double-pont" text:style-name="Internet_20_link" text:visited-style-name="Visited_20_Internet_20_Link"><text:span text:style-name="T7">double pont</text:span></text:a><text:span text:style-name="T4">, produit par </text:span><text:a xlink:type="simple" xlink:href="https://fr.wikipedia.org/wiki/Airbus_Commercial_Aircraft" text:style-name="Internet_20_link" text:visited-style-name="Visited_20_Internet_20_Link"><text:span text:style-name="T7">Airbus</text:span></text:a><text:span text:style-name="T4"> de </text:span><text:a xlink:type="simple" xlink:href="https://fr.wikipedia.org/wiki/2004_en_aéronautique" text:style-name="Internet_20_link" text:visited-style-name="Visited_20_Internet_20_Link"><text:span text:style-name="T7">2004</text:span></text:a><text:span text:style-name="T4"> à </text:span><text:a xlink:type="simple" xlink:href="https://fr.wikipedia.org/wiki/2021_en_aéronautique" text:style-name="Internet_20_link" text:visited-style-name="Visited_20_Internet_20_Link"><text:span text:style-name="T7">2021</text:span></text:a><text:span text:style-name="T4">. Ses éléments sont fabriqués et assemblés dans différents pays européens, principalement en </text:span><text:a xlink:type="simple" xlink:href="https://fr.wikipedia.org/wiki/France" text:style-name="Internet_20_link" text:visited-style-name="Visited_20_Internet_20_Link"><text:span text:style-name="T7">France</text:span></text:a><text:span text:style-name="T4">, en </text:span><text:a xlink:type="simple" xlink:href="https://fr.wikipedia.org/wiki/Allemagne" text:style-name="Internet_20_link" text:visited-style-name="Visited_20_Internet_20_Link"><text:span text:style-name="T7">Allemagne</text:span></text:a><text:span text:style-name="T4">, en </text:span><text:a xlink:type="simple" xlink:href="https://fr.wikipedia.org/wiki/Espagne" text:style-name="Internet_20_link" text:visited-style-name="Visited_20_Internet_20_Link"><text:span text:style-name="T7">Espagne</text:span></text:a><text:span text:style-name="T4"> et au </text:span><text:a xlink:type="simple" xlink:href="https://fr.wikipedia.org/wiki/Royaume-Uni" text:style-name="Internet_20_link" text:visited-style-name="Visited_20_Internet_20_Link"><text:span text:style-name="T7">Royaume-Uni</text:span></text:a><text:span text:style-name="T4">. L'assemblage final est réalisé sur le site de </text:span><text:a xlink:type="simple" xlink:href="https://fr.wikipedia.org/wiki/Toulouse" text:style-name="Internet_20_link" text:visited-style-name="Visited_20_Internet_20_Link"><text:span text:style-name="T7">Toulouse</text:span></text:a><text:span text:style-name="T4">, en France.</text:span></text:p>
      <text:p text:style-name="P9"><text:span text:style-name="T4">L'A380 est, en 2023, le plus gros avion civil de transport de passagers en service et le quatrième plus gros avion de l'histoire de l'aéronautique. Il est doté de quatre </text:span><text:a xlink:type="simple" xlink:href="https://fr.wikipedia.org/wiki/Turboréacteur" text:style-name="Internet_20_link" text:visited-style-name="Visited_20_Internet_20_Link"><text:span text:style-name="T7">turboréacteurs</text:span></text:a><text:span text:style-name="T4"> Rolls-Royce Trent 900 ou Engine Alliance GP7200 d'une consommation de 3 . Le pont supérieur de l'A380 s'étend sur toute la longueur du fuselage, ce qui donne à la cabine une surface de plancher beaucoup plus importante que celle de son concurrent direct, le </text:span><text:a xlink:type="simple" xlink:href="https://fr.wikipedia.org/wiki/Boeing_747-400" text:style-name="Internet_20_link" text:visited-style-name="Visited_20_Internet_20_Link"><text:span text:style-name="T7">Boeing 747-400</text:span></text:a><text:bookmark text:name="cite_ref-6"/><text:a xlink:type="simple" xlink:href="https://fr.wikipedia.org/wiki/Airbus_A380#cite_note-6" text:style-name="Internet_20_link" text:visited-style-name="Visited_20_Internet_20_Link"><text:span text:style-name="T8">5</text:span></text:a><text:span text:style-name="T4">.</text:span></text:p>
      <text:p text:style-name="P9"><text:span text:style-name="T4">L'A380-800 a un rayon d'action de 15 400 </text:span><text:a xlink:type="simple" xlink:href="https://fr.wikipedia.org/wiki/Kilomètre" text:style-name="Internet_20_link" text:visited-style-name="Visited_20_Internet_20_Link"><text:span text:style-name="T7">kilomètres</text:span></text:a><text:span text:style-name="T4">, ce qui lui permet de voler de </text:span><text:a xlink:type="simple" xlink:href="https://fr.wikipedia.org/wiki/New_York" text:style-name="Internet_20_link" text:visited-style-name="Visited_20_Internet_20_Link"><text:span text:style-name="T7">New York</text:span></text:a><text:span text:style-name="T4"> jusqu'à </text:span><text:a xlink:type="simple" xlink:href="https://fr.wikipedia.org/wiki/Hong_Kong" text:style-name="Internet_20_link" text:visited-style-name="Visited_20_Internet_20_Link"><text:span text:style-name="T7">Hong Kong</text:span></text:a><text:span text:style-name="T4"> sans escale, à la vitesse de 910  (</text:span><text:a xlink:type="simple" xlink:href="https://fr.wikipedia.org/wiki/Nombre_de_Mach" text:style-name="Internet_20_link" text:visited-style-name="Visited_20_Internet_20_Link"><text:span text:style-name="T7">Mach</text:span></text:a><text:span text:style-name="T4"> 0,85) jusqu'à 1 012  (Mach 0,94)</text:span><text:bookmark text:name="cite_ref-specifications_7-0"/><text:a xlink:type="simple" xlink:href="https://fr.wikipedia.org/wiki/Airbus_A380#cite_note-specifications-7" text:style-name="Internet_20_link" text:visited-style-name="Visited_20_Internet_20_Link"><text:span text:style-name="T8">6</text:span></text:a><text:span text:style-name="T4">.</text:span></text:p>
      <text:p text:style-name="P9"><text:span text:style-name="T4">Le programme A380, d'un coût total de développement de 8 milliards d'</text:span><text:a xlink:type="simple" xlink:href="https://fr.wikipedia.org/wiki/Euro" text:style-name="Internet_20_link" text:visited-style-name="Visited_20_Internet_20_Link"><text:span text:style-name="T7">euros</text:span></text:a><text:bookmark text:name="cite_ref-coût_8-0"/><text:a xlink:type="simple" xlink:href="https://fr.wikipedia.org/wiki/Airbus_A380#cite_note-coût-8" text:style-name="Internet_20_link" text:visited-style-name="Visited_20_Internet_20_Link"><text:span text:style-name="T8">7</text:span></text:a><text:span text:style-name="T4">, est lancé au milieu des </text:span><text:a xlink:type="simple" xlink:href="https://fr.wikipedia.org/wiki/Années_1990" text:style-name="Internet_20_link" text:visited-style-name="Visited_20_Internet_20_Link"><text:span text:style-name="T7">années 1990</text:span></text:a><text:span text:style-name="T4">. L'A380 est produit à 254 exemplaires volants : 5 appareils d'essai (dont 2 revendus ensuite) et 249 appareils pour les compagnies aériennes (251 en exploitation commerciale). Le dernier appareil est produit en 2021</text:span><text:bookmark text:name="cite_ref-9"/><text:a xlink:type="simple" xlink:href="https://fr.wikipedia.org/wiki/Airbus_A380#cite_note-9" text:style-name="Internet_20_link" text:visited-style-name="Visited_20_Internet_20_Link"><text:span text:style-name="T8">8</text:span></text:a><text:span text:style-name="T4">. Son principal client est </text:span><text:a xlink:type="simple" xlink:href="https://fr.wikipedia.org/wiki/Emirates" text:style-name="Internet_20_link" text:visited-style-name="Visited_20_Internet_20_Link"><text:span text:style-name="T7">Emirates</text:span></text:a><text:span text:style-name="T4">, la compagnie de </text:span><text:a xlink:type="simple" xlink:href="https://fr.wikipedia.org/wiki/Dubaï_(émirat)" text:style-name="Internet_20_link" text:visited-style-name="Visited_20_Internet_20_Link"><text:span text:style-name="T7">Dubaï</text:span></text:a><text:span text:style-name="T4">.</text:span></text:p>
      <text:p text:style-name="P9"><text:span text:style-name="T4">Le gros porteur a souffert d'un paradoxe : malgré ses qualités, et même s'il est particulièrement apprécié par ses passagers</text:span><text:bookmark text:name="cite_ref-10"/><text:a xlink:type="simple" xlink:href="https://fr.wikipedia.org/wiki/Airbus_A380#cite_note-10" text:style-name="Internet_20_link" text:visited-style-name="Visited_20_Internet_20_Link"><text:span text:style-name="T8">9</text:span></text:a><text:span text:style-name="T5">,</text:span><text:bookmark text:name="cite_ref-11"/><text:a xlink:type="simple" xlink:href="https://fr.wikipedia.org/wiki/Airbus_A380#cite_note-11" text:style-name="Internet_20_link" text:visited-style-name="Visited_20_Internet_20_Link"><text:span text:style-name="T8">10</text:span></text:a><text:span text:style-name="T4">, l'A380 n'a pas répondu au besoin des compagnies : aucun nouveau client n'achète un exemplaire à partir de 2015, tandis qu'aucune compagnie n'augmente ses commandes en dehors d'Emirates, qui finit par annuler l'achat de 39 appareils en 2019. Face à ce fiasco commercial, Airbus annonce le  la fin de la production de l'A380 pour 2021. </text:span><text:a xlink:type="simple" xlink:href="https://fr.wikipedia.org/wiki/Air_France-KLM" text:style-name="Internet_20_link" text:visited-style-name="Visited_20_Internet_20_Link"><text:span text:style-name="T7">Air-France-KLM</text:span></text:a><text:span text:style-name="T4"> annonce, le , l’arrêt définitif de son exploitation, deux ans et demi avant la date prévue</text:span><text:bookmark text:name="cite_ref-12"/><text:a xlink:type="simple" xlink:href="https://fr.wikipedia.org/wiki/Airbus_A380#cite_note-12" text:style-name="Internet_20_link" text:visited-style-name="Visited_20_Internet_20_Link"><text:span text:style-name="T8">11</text:span></text:a><text:span text:style-name="T4">.</text:span></text:p>
      <text:p text:style-name="P8"/>
      <text:p text:style-name="P4">Aircraft : A380</text:p>
      <text:p text:style-name="P3"/>
      <text:p text:style-name="P5"><text:span text:style-name="T2">Cet avion est à 2 étages, et la première classe est au 1</text:span><text:span text:style-name="T3">er</text:span><text:span text:style-name="T2">.</text:span></text:p>
      <text:p text:style-name="P6">Il y a un bar en haut avec des possibilités de ventes.</text:p>
      <text:p text:style-name="P5"/>
      <text:p text:style-name="P5">.<text:span text:style-name="T2">Sur certaines compagnies, il y a des douches.</text:span></text:p>
      <text:p text:style-name="P3"/>
      <text:p text:style-name="P6">Au niveau du cockpit, on peut trouver des couchettes pour l’équipage.</text:p>
      <text:p text:style-name="P6"/>
      <text:p text:style-name="P6">Cet avion a vu le jour en 2005, est est remis en service après le covid, dès 2022, <text:s/>afin de rentabiliser les circuits et de mieux utiliser le personnel qui est venu à manquer. 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1:17:42</meta:creation-date>
    <dc:language>fr-FR</dc:language>
    <dc:date>2023-06-28T22:05:26.368124543</dc:date>
    <meta:editing-cycles>11</meta:editing-cycles>
    <meta:editing-duration>PT9M59S</meta:editing-duration>
    <meta:generator>LibreOffice/7.5.3.2$Linux_X86_64 LibreOffice_project/50$Build-2</meta:generator>
    <meta:document-statistic meta:table-count="0" meta:image-count="0" meta:object-count="0" meta:page-count="2" meta:paragraph-count="11" meta:word-count="399" meta:character-count="2369" meta:non-whitespace-character-count="1976"/>
    <meta:user-defined meta:name="AppVersion">15.0000</meta:user-defined>
  </office:meta>
</office:document-meta>
</file>